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luke-vader-ffm</text:p>
          </table:table-cell>
          <table:table-cell table:style-name="ce411" office:value-type="string" calcext:value-type="string">
            <text:p>som-star_war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3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09:56:02.858442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6T12:23:10.610512357</dc:date>
    <meta:editing-duration>P122DT4H4M53S</meta:editing-duration>
    <meta:editing-cycles>1489</meta:editing-cycles>
    <meta:document-statistic meta:table-count="12" meta:cell-count="3263" meta:object-count="0"/>
  </office:meta>
</office:document-meta>
</file>